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a1e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a1e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a1e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a1e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a1e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a1e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a1e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a1e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a1e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a1e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a1e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a1e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a1e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a1e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a1e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a1e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a1e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antiago Anibal  Zapata Cedeño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1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617477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Bogar Eduart Zapata Mayor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842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3.4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1" meta:non-whitespace-character-count="1000"/>
    <meta:template xlink:type="simple" xlink:actuate="onRequest" xlink:title="Normal" xlink:href=""/>
  </office:meta>
</office:document-meta>
</file>